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8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4.386cm"/>
    </style:style>
    <style:style style:name="co6" style:family="table-column">
      <style:table-column-properties fo:break-before="auto" style:column-width="5.8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jmh-result-XPS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Original Running Time</text:p>
          </table:table-cell>
          <table:table-cell table:style-name="ce1" office:value-type="string" calcext:value-type="string">
            <text:p>Optimised Running-Time</text:p>
          </table:table-cell>
          <table:table-cell table:style-name="ce1" office:value-type="string" calcext:value-type="string">
            <text:p>Relative Optimised Running-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31.953377" calcext:value-type="float">
            <text:p>332.0</text:p>
          </table:table-cell>
          <table:table-cell office:value-type="float" office:value="323.022293" calcext:value-type="float">
            <text:p>323.0</text:p>
          </table:table-cell>
          <table:table-cell table:formula="of:=[.C2]/[.B2]" office:value-type="float" office:value="0.97309536634116" calcext:value-type="float">
            <text:p>0.97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51.483253" calcext:value-type="float">
            <text:p>451.5</text:p>
          </table:table-cell>
          <table:table-cell office:value-type="float" office:value="426.68742" calcext:value-type="float">
            <text:p>426.7</text:p>
          </table:table-cell>
          <table:table-cell table:formula="of:=[.C3]/[.B3]" office:value-type="float" office:value="0.945079174398524" calcext:value-type="float">
            <text:p>0.94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652.120169" calcext:value-type="float">
            <text:p>652.1</text:p>
          </table:table-cell>
          <table:table-cell office:value-type="float" office:value="582.140469" calcext:value-type="float">
            <text:p>582.1</text:p>
          </table:table-cell>
          <table:table-cell table:formula="of:=[.C4]/[.B4]" office:value-type="float" office:value="0.892688950094411" calcext:value-type="float">
            <text:p>0.89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892.547891" calcext:value-type="float">
            <text:p>892.5</text:p>
          </table:table-cell>
          <table:table-cell office:value-type="float" office:value="776.889958" calcext:value-type="float">
            <text:p>776.9</text:p>
          </table:table-cell>
          <table:table-cell table:formula="of:=[.C5]/[.B5]" office:value-type="float" office:value="0.870418232829593" calcext:value-type="float">
            <text:p>0.87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433.11575" calcext:value-type="float">
            <text:p>2433.1</text:p>
          </table:table-cell>
          <table:table-cell office:value-type="float" office:value="2514.065818" calcext:value-type="float">
            <text:p>2514.1</text:p>
          </table:table-cell>
          <table:table-cell table:formula="of:=[.C6]/[.B6]" office:value-type="float" office:value="1.03327012617464" calcext:value-type="float">
            <text:p>1.03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243.14071" calcext:value-type="float">
            <text:p>3243.1</text:p>
          </table:table-cell>
          <table:table-cell office:value-type="float" office:value="3046.53271" calcext:value-type="float">
            <text:p>3046.5</text:p>
          </table:table-cell>
          <table:table-cell table:formula="of:=[.C7]/[.B7]" office:value-type="float" office:value="0.939377283448179" calcext:value-type="float">
            <text:p>0.93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370.320137" calcext:value-type="float">
            <text:p>4370.3</text:p>
          </table:table-cell>
          <table:table-cell office:value-type="float" office:value="4090.844501" calcext:value-type="float">
            <text:p>4090.8</text:p>
          </table:table-cell>
          <table:table-cell table:formula="of:=[.C8]/[.B8]" office:value-type="float" office:value="0.936051449953539" calcext:value-type="float">
            <text:p>0.93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073.693696" calcext:value-type="float">
            <text:p>7073.7</text:p>
          </table:table-cell>
          <table:table-cell office:value-type="float" office:value="5846.020915" calcext:value-type="float">
            <text:p>5846.0</text:p>
          </table:table-cell>
          <table:table-cell table:formula="of:=[.C9]/[.B9]" office:value-type="float" office:value="0.826445300890789" calcext:value-type="float">
            <text:p>0.82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3307.687731" calcext:value-type="float">
            <text:p>13307.7</text:p>
          </table:table-cell>
          <table:table-cell office:value-type="float" office:value="8079.907226" calcext:value-type="float">
            <text:p>8079.9</text:p>
          </table:table-cell>
          <table:table-cell table:formula="of:=[.C10]/[.B10]" office:value-type="float" office:value="0.607160867411851" calcext:value-type="float">
            <text:p>0.60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4242.297856" calcext:value-type="float">
            <text:p>34242.3</text:p>
          </table:table-cell>
          <table:table-cell office:value-type="float" office:value="24239.721677" calcext:value-type="float">
            <text:p>24239.7</text:p>
          </table:table-cell>
          <table:table-cell table:formula="of:=[.C11]/[.B11]" office:value-type="float" office:value="0.707888290059736" calcext:value-type="float">
            <text:p>0.7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100.117811" calcext:value-type="float">
            <text:p>7100.1</text:p>
          </table:table-cell>
          <table:table-cell office:value-type="float" office:value="6061.608141" calcext:value-type="float">
            <text:p>6061.6</text:p>
          </table:table-cell>
          <table:table-cell table:formula="of:=[.C12]/[.B12]" office:value-type="float" office:value="0.853733459409495" calcext:value-type="float">
            <text:p>0.85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0774.328115" calcext:value-type="float">
            <text:p>10774.3</text:p>
          </table:table-cell>
          <table:table-cell office:value-type="float" office:value="10036.130611" calcext:value-type="float">
            <text:p>10036.1</text:p>
          </table:table-cell>
          <table:table-cell table:formula="of:=[.C13]/[.B13]" office:value-type="float" office:value="0.931485518528781" calcext:value-type="float">
            <text:p>0.93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4584.433869" calcext:value-type="float">
            <text:p>14584.4</text:p>
          </table:table-cell>
          <table:table-cell office:value-type="float" office:value="12418.495283" calcext:value-type="float">
            <text:p>12418.5</text:p>
          </table:table-cell>
          <table:table-cell table:formula="of:=[.C14]/[.B14]" office:value-type="float" office:value="0.85148970433444" calcext:value-type="float">
            <text:p>0.85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4746.3936" calcext:value-type="float">
            <text:p>24746.4</text:p>
          </table:table-cell>
          <table:table-cell office:value-type="float" office:value="18364.340634" calcext:value-type="float">
            <text:p>18364.3</text:p>
          </table:table-cell>
          <table:table-cell table:formula="of:=[.C15]/[.B15]" office:value-type="float" office:value="0.742101694931418" calcext:value-type="float">
            <text:p>0.74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9263.837798" calcext:value-type="float">
            <text:p>59263.8</text:p>
          </table:table-cell>
          <table:table-cell office:value-type="float" office:value="47955.994214" calcext:value-type="float">
            <text:p>47956.0</text:p>
          </table:table-cell>
          <table:table-cell table:formula="of:=[.C16]/[.B16]" office:value-type="float" office:value="0.809194881665568" calcext:value-type="float">
            <text:p>0.80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39.842775" calcext:value-type="float">
            <text:p>339.8</text:p>
          </table:table-cell>
          <table:table-cell office:value-type="float" office:value="336.931936" calcext:value-type="float">
            <text:p>336.9</text:p>
          </table:table-cell>
          <table:table-cell table:formula="of:=[.C17]/[.B17]" office:value-type="float" office:value="0.991434748024289" calcext:value-type="float">
            <text:p>0.99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44.363714" calcext:value-type="float">
            <text:p>444.4</text:p>
          </table:table-cell>
          <table:table-cell office:value-type="float" office:value="434.051708" calcext:value-type="float">
            <text:p>434.1</text:p>
          </table:table-cell>
          <table:table-cell table:formula="of:=[.C18]/[.B18]" office:value-type="float" office:value="0.976793771239386" calcext:value-type="float">
            <text:p>0.97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64.05619" calcext:value-type="float">
            <text:p>664.1</text:p>
          </table:table-cell>
          <table:table-cell office:value-type="float" office:value="602.094836" calcext:value-type="float">
            <text:p>602.1</text:p>
          </table:table-cell>
          <table:table-cell table:formula="of:=[.C19]/[.B19]" office:value-type="float" office:value="0.906692603829203" calcext:value-type="float">
            <text:p>0.90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215.561728" calcext:value-type="float">
            <text:p>1215.6</text:p>
          </table:table-cell>
          <table:table-cell office:value-type="float" office:value="866.648064" calcext:value-type="float">
            <text:p>866.6</text:p>
          </table:table-cell>
          <table:table-cell table:formula="of:=[.C20]/[.B20]" office:value-type="float" office:value="0.712960966141902" calcext:value-type="float">
            <text:p>0.71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748.449485" calcext:value-type="float">
            <text:p>3748.4</text:p>
          </table:table-cell>
          <table:table-cell office:value-type="float" office:value="2832.832922" calcext:value-type="float">
            <text:p>2832.8</text:p>
          </table:table-cell>
          <table:table-cell table:formula="of:=[.C21]/[.B21]" office:value-type="float" office:value="0.755734586616685" calcext:value-type="float">
            <text:p>0.75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497.350485" calcext:value-type="float">
            <text:p>3497.4</text:p>
          </table:table-cell>
          <table:table-cell office:value-type="float" office:value="3196.269363" calcext:value-type="float">
            <text:p>3196.3</text:p>
          </table:table-cell>
          <table:table-cell table:formula="of:=[.C22]/[.B22]" office:value-type="float" office:value="0.913911653038114" calcext:value-type="float">
            <text:p>0.91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324.467234" calcext:value-type="float">
            <text:p>4324.5</text:p>
          </table:table-cell>
          <table:table-cell office:value-type="float" office:value="4301.678182" calcext:value-type="float">
            <text:p>4301.7</text:p>
          </table:table-cell>
          <table:table-cell table:formula="of:=[.C23]/[.B23]" office:value-type="float" office:value="0.994730205880432" calcext:value-type="float">
            <text:p>0.9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494.879744" calcext:value-type="float">
            <text:p>6494.9</text:p>
          </table:table-cell>
          <table:table-cell office:value-type="float" office:value="6605.189939" calcext:value-type="float">
            <text:p>6605.2</text:p>
          </table:table-cell>
          <table:table-cell table:formula="of:=[.C24]/[.B24]" office:value-type="float" office:value="1.01698417820621" calcext:value-type="float">
            <text:p>1.01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8660.398899" calcext:value-type="float">
            <text:p>8660.4</text:p>
          </table:table-cell>
          <table:table-cell office:value-type="float" office:value="12448.694272" calcext:value-type="float">
            <text:p>12448.7</text:p>
          </table:table-cell>
          <table:table-cell table:formula="of:=[.C25]/[.B25]" office:value-type="float" office:value="1.43742735377206" calcext:value-type="float">
            <text:p>1.43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8427.31479" calcext:value-type="float">
            <text:p>28427.3</text:p>
          </table:table-cell>
          <table:table-cell office:value-type="float" office:value="29266.17559" calcext:value-type="float">
            <text:p>29266.2</text:p>
          </table:table-cell>
          <table:table-cell table:formula="of:=[.C26]/[.B26]" office:value-type="float" office:value="1.02950897072752" calcext:value-type="float">
            <text:p>1.03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115.636736" calcext:value-type="float">
            <text:p>7115.6</text:p>
          </table:table-cell>
          <table:table-cell office:value-type="float" office:value="6855.170458" calcext:value-type="float">
            <text:p>6855.2</text:p>
          </table:table-cell>
          <table:table-cell table:formula="of:=[.C27]/[.B27]" office:value-type="float" office:value="0.963395225520405" calcext:value-type="float">
            <text:p>0.96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0482.404557" calcext:value-type="float">
            <text:p>10482.4</text:p>
          </table:table-cell>
          <table:table-cell office:value-type="float" office:value="9977.410355" calcext:value-type="float">
            <text:p>9977.4</text:p>
          </table:table-cell>
          <table:table-cell table:formula="of:=[.C28]/[.B28]" office:value-type="float" office:value="0.951824583829597" calcext:value-type="float">
            <text:p>0.95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4829.381222" calcext:value-type="float">
            <text:p>14829.4</text:p>
          </table:table-cell>
          <table:table-cell office:value-type="float" office:value="12596.333773" calcext:value-type="float">
            <text:p>12596.3</text:p>
          </table:table-cell>
          <table:table-cell table:formula="of:=[.C29]/[.B29]" office:value-type="float" office:value="0.849417354940799" calcext:value-type="float">
            <text:p>0.84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7507.923354" calcext:value-type="float">
            <text:p>27507.9</text:p>
          </table:table-cell>
          <table:table-cell office:value-type="float" office:value="20984.941773" calcext:value-type="float">
            <text:p>20984.9</text:p>
          </table:table-cell>
          <table:table-cell table:formula="of:=[.C30]/[.B30]" office:value-type="float" office:value="0.762868992433357" calcext:value-type="float">
            <text:p>0.76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3760.131686" calcext:value-type="float">
            <text:p>63760.1</text:p>
          </table:table-cell>
          <table:table-cell office:value-type="float" office:value="51888.573645" calcext:value-type="float">
            <text:p>51888.6</text:p>
          </table:table-cell>
          <table:table-cell table:formula="of:=[.C31]/[.B31]" office:value-type="float" office:value="0.813809072737429" calcext:value-type="float">
            <text:p>0.81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55.948814" calcext:value-type="float">
            <text:p>55.9</text:p>
          </table:table-cell>
          <table:table-cell office:value-type="float" office:value="45.53058" calcext:value-type="float">
            <text:p>45.5</text:p>
          </table:table-cell>
          <table:table-cell table:formula="of:=[.C32]/[.B32]" office:value-type="float" office:value="0.813789904465178" calcext:value-type="float">
            <text:p>0.81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51.097114" calcext:value-type="float">
            <text:p>51.1</text:p>
          </table:table-cell>
          <table:table-cell office:value-type="float" office:value="46.524184" calcext:value-type="float">
            <text:p>46.5</text:p>
          </table:table-cell>
          <table:table-cell table:formula="of:=[.C33]/[.B33]" office:value-type="float" office:value="0.910505121678692" calcext:value-type="float">
            <text:p>0.91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8.142479" calcext:value-type="float">
            <text:p>48.1</text:p>
          </table:table-cell>
          <table:table-cell office:value-type="float" office:value="48.260456" calcext:value-type="float">
            <text:p>48.3</text:p>
          </table:table-cell>
          <table:table-cell table:formula="of:=[.C34]/[.B34]" office:value-type="float" office:value="1.00245058007919" calcext:value-type="float">
            <text:p>1.0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59.231213" calcext:value-type="float">
            <text:p>459.2</text:p>
          </table:table-cell>
          <table:table-cell office:value-type="float" office:value="445.704067" calcext:value-type="float">
            <text:p>445.7</text:p>
          </table:table-cell>
          <table:table-cell table:formula="of:=[.C35]/[.B35]" office:value-type="float" office:value="0.970543931646911" calcext:value-type="float">
            <text:p>0.97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74.392852" calcext:value-type="float">
            <text:p>474.4</text:p>
          </table:table-cell>
          <table:table-cell office:value-type="float" office:value="445.667999" calcext:value-type="float">
            <text:p>445.7</text:p>
          </table:table-cell>
          <table:table-cell table:formula="of:=[.C36]/[.B36]" office:value-type="float" office:value="0.939449228885093" calcext:value-type="float">
            <text:p>0.93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87.088638" calcext:value-type="float">
            <text:p>487.1</text:p>
          </table:table-cell>
          <table:table-cell office:value-type="float" office:value="487.697691" calcext:value-type="float">
            <text:p>487.7</text:p>
          </table:table-cell>
          <table:table-cell table:formula="of:=[.C37]/[.B37]" office:value-type="float" office:value="1.00125039459451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07.67812" calcext:value-type="float">
            <text:p>907.7</text:p>
          </table:table-cell>
          <table:table-cell office:value-type="float" office:value="883.687424" calcext:value-type="float">
            <text:p>883.7</text:p>
          </table:table-cell>
          <table:table-cell table:formula="of:=[.C38]/[.B38]" office:value-type="float" office:value="0.973569159075907" calcext:value-type="float">
            <text:p>0.97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18.479632" calcext:value-type="float">
            <text:p>918.5</text:p>
          </table:table-cell>
          <table:table-cell office:value-type="float" office:value="888.545826" calcext:value-type="float">
            <text:p>888.5</text:p>
          </table:table-cell>
          <table:table-cell table:formula="of:=[.C39]/[.B39]" office:value-type="float" office:value="0.967409395965789" calcext:value-type="float">
            <text:p>0.96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49.466503" calcext:value-type="float">
            <text:p>949.5</text:p>
          </table:table-cell>
          <table:table-cell office:value-type="float" office:value="1025.004012" calcext:value-type="float">
            <text:p>1025.0</text:p>
          </table:table-cell>
          <table:table-cell table:formula="of:=[.C40]/[.B40]" office:value-type="float" office:value="1.07955784512811" calcext:value-type="float">
            <text:p>1.08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48.920141" calcext:value-type="float">
            <text:p>48.9</text:p>
          </table:table-cell>
          <table:table-cell office:value-type="float" office:value="44.328737" calcext:value-type="float">
            <text:p>44.3</text:p>
          </table:table-cell>
          <table:table-cell table:formula="of:=[.C41]/[.B41]" office:value-type="float" office:value="0.906144914831705" calcext:value-type="float">
            <text:p>0.9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58.890681" calcext:value-type="float">
            <text:p>58.9</text:p>
          </table:table-cell>
          <table:table-cell office:value-type="float" office:value="56.784441" calcext:value-type="float">
            <text:p>56.8</text:p>
          </table:table-cell>
          <table:table-cell table:formula="of:=[.C42]/[.B42]" office:value-type="float" office:value="0.964234748788183" calcext:value-type="float">
            <text:p>0.96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9.488875" calcext:value-type="float">
            <text:p>99.5</text:p>
          </table:table-cell>
          <table:table-cell office:value-type="float" office:value="101.732961" calcext:value-type="float">
            <text:p>101.7</text:p>
          </table:table-cell>
          <table:table-cell table:formula="of:=[.C43]/[.B43]" office:value-type="float" office:value="1.02255615012231" calcext:value-type="float">
            <text:p>1.02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459.123469" calcext:value-type="float">
            <text:p>459.1</text:p>
          </table:table-cell>
          <table:table-cell office:value-type="float" office:value="442.804527" calcext:value-type="float">
            <text:p>442.8</text:p>
          </table:table-cell>
          <table:table-cell table:formula="of:=[.C44]/[.B44]" office:value-type="float" office:value="0.964456310552925" calcext:value-type="float">
            <text:p>0.96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597.432272" calcext:value-type="float">
            <text:p>597.4</text:p>
          </table:table-cell>
          <table:table-cell office:value-type="float" office:value="588.143895" calcext:value-type="float">
            <text:p>588.1</text:p>
          </table:table-cell>
          <table:table-cell table:formula="of:=[.C45]/[.B45]" office:value-type="float" office:value="0.98445283685646" calcext:value-type="float">
            <text:p>0.98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91.3121" calcext:value-type="float">
            <text:p>991.3</text:p>
          </table:table-cell>
          <table:table-cell office:value-type="float" office:value="986.786276" calcext:value-type="float">
            <text:p>986.8</text:p>
          </table:table-cell>
          <table:table-cell table:formula="of:=[.C46]/[.B46]" office:value-type="float" office:value="0.995434511492395" calcext:value-type="float">
            <text:p>0.9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17.166632" calcext:value-type="float">
            <text:p>917.2</text:p>
          </table:table-cell>
          <table:table-cell office:value-type="float" office:value="878.584354" calcext:value-type="float">
            <text:p>878.6</text:p>
          </table:table-cell>
          <table:table-cell table:formula="of:=[.C47]/[.B47]" office:value-type="float" office:value="0.957933186125768" calcext:value-type="float">
            <text:p>0.95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117.326113" calcext:value-type="float">
            <text:p>1117.3</text:p>
          </table:table-cell>
          <table:table-cell office:value-type="float" office:value="1164.804824" calcext:value-type="float">
            <text:p>1164.8</text:p>
          </table:table-cell>
          <table:table-cell table:formula="of:=[.C48]/[.B48]" office:value-type="float" office:value="1.0424931543688" calcext:value-type="float">
            <text:p>1.04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991.006675" calcext:value-type="float">
            <text:p>1991.0</text:p>
          </table:table-cell>
          <table:table-cell office:value-type="float" office:value="1959.578829" calcext:value-type="float">
            <text:p>1959.6</text:p>
          </table:table-cell>
          <table:table-cell table:formula="of:=[.C49]/[.B49]" office:value-type="float" office:value="0.984215097621408" calcext:value-type="float">
            <text:p>0.98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4115.171465" calcext:value-type="float">
            <text:p>4115.2</text:p>
          </table:table-cell>
          <table:table-cell office:value-type="float" office:value="3199.205376" calcext:value-type="float">
            <text:p>3199.2</text:p>
          </table:table-cell>
          <table:table-cell table:formula="of:=[.C50]/[.B50]" office:value-type="float" office:value="0.777417272453798" calcext:value-type="float">
            <text:p>0.77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47217.79671" calcext:value-type="float">
            <text:p>47217.8</text:p>
          </table:table-cell>
          <table:table-cell office:value-type="float" office:value="40372.692582" calcext:value-type="float">
            <text:p>40372.7</text:p>
          </table:table-cell>
          <table:table-cell table:formula="of:=[.C51]/[.B51]" office:value-type="float" office:value="0.855031267764548" calcext:value-type="float">
            <text:p>0.85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4148.026846" calcext:value-type="float">
            <text:p>4148.0</text:p>
          </table:table-cell>
          <table:table-cell office:value-type="float" office:value="3496.651435" calcext:value-type="float">
            <text:p>3496.7</text:p>
          </table:table-cell>
          <table:table-cell table:formula="of:=[.C52]/[.B52]" office:value-type="float" office:value="0.842967407111135" calcext:value-type="float">
            <text:p>0.84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42171.210138" calcext:value-type="float">
            <text:p>42171.2</text:p>
          </table:table-cell>
          <table:table-cell office:value-type="float" office:value="38399.691981" calcext:value-type="float">
            <text:p>38399.7</text:p>
          </table:table-cell>
          <table:table-cell table:formula="of:=[.C53]/[.B53]" office:value-type="float" office:value="0.910566518137417" calcext:value-type="float">
            <text:p>0.91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1753.498692" calcext:value-type="float">
            <text:p>1753.5</text:p>
          </table:table-cell>
          <table:table-cell office:value-type="float" office:value="1496.587586" calcext:value-type="float">
            <text:p>1496.6</text:p>
          </table:table-cell>
          <table:table-cell table:formula="of:=[.C54]/[.B54]" office:value-type="float" office:value="0.853486571063835" calcext:value-type="float">
            <text:p>0.85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1692.940288" calcext:value-type="float">
            <text:p>21692.9</text:p>
          </table:table-cell>
          <table:table-cell office:value-type="float" office:value="20582.288589" calcext:value-type="float">
            <text:p>20582.3</text:p>
          </table:table-cell>
          <table:table-cell table:formula="of:=[.C55]/[.B55]" office:value-type="float" office:value="0.948801237441547" calcext:value-type="float">
            <text:p>0.94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252.445389" calcext:value-type="float">
            <text:p>1252.4</text:p>
          </table:table-cell>
          <table:table-cell office:value-type="float" office:value="1198.871893" calcext:value-type="float">
            <text:p>1198.9</text:p>
          </table:table-cell>
          <table:table-cell table:formula="of:=[.C56]/[.B56]" office:value-type="float" office:value="0.957224884637265" calcext:value-type="float">
            <text:p>0.95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5639.720755" calcext:value-type="float">
            <text:p>15639.7</text:p>
          </table:table-cell>
          <table:table-cell office:value-type="float" office:value="12180.258816" calcext:value-type="float">
            <text:p>12180.3</text:p>
          </table:table-cell>
          <table:table-cell table:formula="of:=[.C57]/[.B57]" office:value-type="float" office:value="0.778802832020258" calcext:value-type="float">
            <text:p>0.77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1898.796373" calcext:value-type="float">
            <text:p>1898.8</text:p>
          </table:table-cell>
          <table:table-cell office:value-type="float" office:value="1740.35654" calcext:value-type="float">
            <text:p>1740.4</text:p>
          </table:table-cell>
          <table:table-cell table:formula="of:=[.C58]/[.B58]" office:value-type="float" office:value="0.916557754558129" calcext:value-type="float">
            <text:p>0.91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21401.01673" calcext:value-type="float">
            <text:p>21401.0</text:p>
          </table:table-cell>
          <table:table-cell office:value-type="float" office:value="18495.202918" calcext:value-type="float">
            <text:p>18495.2</text:p>
          </table:table-cell>
          <table:table-cell table:formula="of:=[.C59]/[.B59]" office:value-type="float" office:value="0.864220758823733" calcext:value-type="float">
            <text:p>0.86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074.856626" calcext:value-type="float">
            <text:p>1074.9</text:p>
          </table:table-cell>
          <table:table-cell office:value-type="float" office:value="768.331965" calcext:value-type="float">
            <text:p>768.3</text:p>
          </table:table-cell>
          <table:table-cell table:formula="of:=[.C60]/[.B60]" office:value-type="float" office:value="0.714822746043155" calcext:value-type="float">
            <text:p>0.7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2853.025178" calcext:value-type="float">
            <text:p>12853.0</text:p>
          </table:table-cell>
          <table:table-cell office:value-type="float" office:value="8799.649792" calcext:value-type="float">
            <text:p>8799.6</text:p>
          </table:table-cell>
          <table:table-cell table:formula="of:=[.C61]/[.B61]" office:value-type="float" office:value="0.684636470413363" calcext:value-type="float">
            <text:p>0.68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244.775589" calcext:value-type="float">
            <text:p>244.8</text:p>
          </table:table-cell>
          <table:table-cell office:value-type="float" office:value="235.248516" calcext:value-type="float">
            <text:p>235.2</text:p>
          </table:table-cell>
          <table:table-cell table:formula="of:=[.C62]/[.B62]" office:value-type="float" office:value="0.961078336941516" calcext:value-type="float">
            <text:p>0.96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3562.641818" calcext:value-type="float">
            <text:p>3562.6</text:p>
          </table:table-cell>
          <table:table-cell office:value-type="float" office:value="3176.346419" calcext:value-type="float">
            <text:p>3176.3</text:p>
          </table:table-cell>
          <table:table-cell table:formula="of:=[.C63]/[.B63]" office:value-type="float" office:value="0.891570520211078" calcext:value-type="float">
            <text:p>0.89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228.1472" calcext:value-type="float">
            <text:p>228.1</text:p>
          </table:table-cell>
          <table:table-cell office:value-type="float" office:value="172.702275" calcext:value-type="float">
            <text:p>172.7</text:p>
          </table:table-cell>
          <table:table-cell table:formula="of:=[.C64]/[.B64]" office:value-type="float" office:value="0.756977403185312" calcext:value-type="float">
            <text:p>0.75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071.90825" calcext:value-type="float">
            <text:p>3071.9</text:p>
          </table:table-cell>
          <table:table-cell office:value-type="float" office:value="2316.430213" calcext:value-type="float">
            <text:p>2316.4</text:p>
          </table:table-cell>
          <table:table-cell table:formula="of:=[.C65]/[.B65]" office:value-type="float" office:value="0.754068814718018" calcext:value-type="float">
            <text:p>0.75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241.224909" calcext:value-type="float">
            <text:p>241.2</text:p>
          </table:table-cell>
          <table:table-cell office:value-type="float" office:value="186.7614" calcext:value-type="float">
            <text:p>186.8</text:p>
          </table:table-cell>
          <table:table-cell table:formula="of:=[.C66]/[.B66]" office:value-type="float" office:value="0.774221040332116" calcext:value-type="float">
            <text:p>0.77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3087.007744" calcext:value-type="float">
            <text:p>3087.0</text:p>
          </table:table-cell>
          <table:table-cell office:value-type="float" office:value="2434.443947" calcext:value-type="float">
            <text:p>2434.4</text:p>
          </table:table-cell>
          <table:table-cell table:formula="of:=[.C67]/[.B67]" office:value-type="float" office:value="0.788609601557255" calcext:value-type="float">
            <text:p>0.78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38.764731" calcext:value-type="float">
            <text:p>238.8</text:p>
          </table:table-cell>
          <table:table-cell office:value-type="float" office:value="204.752506" calcext:value-type="float">
            <text:p>204.8</text:p>
          </table:table-cell>
          <table:table-cell table:formula="of:=[.C68]/[.B68]" office:value-type="float" office:value="0.857549208136607" calcext:value-type="float">
            <text:p>0.85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275.493806" calcext:value-type="float">
            <text:p>2275.5</text:p>
          </table:table-cell>
          <table:table-cell office:value-type="float" office:value="2026.603807" calcext:value-type="float">
            <text:p>2026.6</text:p>
          </table:table-cell>
          <table:table-cell table:formula="of:=[.C69]/[.B69]" office:value-type="float" office:value="0.890621544060577" calcext:value-type="float">
            <text:p>0.89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/>
          <table:table-cell office:value-type="float" office:value="17562.389709" calcext:value-type="float">
            <text:p>17562.4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281.787324" calcext:value-type="float">
            <text:p>281.8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2732.589056" calcext:value-type="float">
            <text:p>2732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27313.307648" calcext:value-type="float">
            <text:p>27313.3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439.989328" calcext:value-type="float">
            <text:p>440.0</text:p>
          </table:table-cell>
          <table:table-cell office:value-type="float" office:value="316.198093" calcext:value-type="float">
            <text:p>316.2</text:p>
          </table:table-cell>
          <table:table-cell table:formula="of:=[.C74]/[.B74]" office:value-type="float" office:value="0.71864946006145" calcext:value-type="float">
            <text:p>0.71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3946.979874" calcext:value-type="float">
            <text:p>3947.0</text:p>
          </table:table-cell>
          <table:table-cell office:value-type="float" office:value="3165.441229" calcext:value-type="float">
            <text:p>3165.4</text:p>
          </table:table-cell>
          <table:table-cell table:formula="of:=[.C75]/[.B75]" office:value-type="float" office:value="0.801990719499676" calcext:value-type="float">
            <text:p>0.80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/>
          <table:table-cell office:value-type="float" office:value="32333.050675" calcext:value-type="float">
            <text:p>32333.1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397.529554" calcext:value-type="float">
            <text:p>397.5</text:p>
          </table:table-cell>
          <table:table-cell office:value-type="float" office:value="286.887398" calcext:value-type="float">
            <text:p>286.9</text:p>
          </table:table-cell>
          <table:table-cell table:formula="of:=[.C77]/[.B77]" office:value-type="float" office:value="0.721675646787258" calcext:value-type="float">
            <text:p>0.72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178.924885" calcext:value-type="float">
            <text:p>4178.9</text:p>
          </table:table-cell>
          <table:table-cell office:value-type="float" office:value="2614.099968" calcext:value-type="float">
            <text:p>2614.1</text:p>
          </table:table-cell>
          <table:table-cell table:formula="of:=[.C78]/[.B78]" office:value-type="float" office:value="0.625543660136882" calcext:value-type="float">
            <text:p>0.62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/>
          <table:table-cell office:value-type="float" office:value="28272.964403" calcext:value-type="float">
            <text:p>28273.0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181.517715" calcext:value-type="float">
            <text:p>181.5</text:p>
          </table:table-cell>
          <table:table-cell office:value-type="float" office:value="88.40702" calcext:value-type="float">
            <text:p>88.4</text:p>
          </table:table-cell>
          <table:table-cell table:formula="of:=[.C80]/[.B80]" office:value-type="float" office:value="0.48704348222982" calcext:value-type="float">
            <text:p>0.48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006.555034" calcext:value-type="float">
            <text:p>2006.6</text:p>
          </table:table-cell>
          <table:table-cell office:value-type="float" office:value="1370.12183" calcext:value-type="float">
            <text:p>1370.1</text:p>
          </table:table-cell>
          <table:table-cell table:formula="of:=[.C81]/[.B81]" office:value-type="float" office:value="0.682822951169552" calcext:value-type="float">
            <text:p>0.68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/>
          <table:table-cell office:value-type="float" office:value="21595.632435" calcext:value-type="float">
            <text:p>21595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175.336234" calcext:value-type="float">
            <text:p>175.3</text:p>
          </table:table-cell>
          <table:table-cell office:value-type="float" office:value="94.490905" calcext:value-type="float">
            <text:p>94.5</text:p>
          </table:table-cell>
          <table:table-cell table:formula="of:=[.C83]/[.B83]" office:value-type="float" office:value="0.538912595784394" calcext:value-type="float">
            <text:p>0.53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065.135479" calcext:value-type="float">
            <text:p>2065.1</text:p>
          </table:table-cell>
          <table:table-cell office:value-type="float" office:value="1348.206592" calcext:value-type="float">
            <text:p>1348.2</text:p>
          </table:table-cell>
          <table:table-cell table:formula="of:=[.C84]/[.B84]" office:value-type="float" office:value="0.652841717025191" calcext:value-type="float">
            <text:p>0.65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/>
          <table:table-cell office:value-type="float" office:value="18897.856102" calcext:value-type="float">
            <text:p>18897.9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177.554216" calcext:value-type="float">
            <text:p>177.6</text:p>
          </table:table-cell>
          <table:table-cell office:value-type="float" office:value="88.4143" calcext:value-type="float">
            <text:p>88.4</text:p>
          </table:table-cell>
          <table:table-cell table:formula="of:=[.C86]/[.B86]" office:value-type="float" office:value="0.497956635397495" calcext:value-type="float">
            <text:p>0.49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098.200576" calcext:value-type="float">
            <text:p>2098.2</text:p>
          </table:table-cell>
          <table:table-cell office:value-type="float" office:value="1408.963505" calcext:value-type="float">
            <text:p>1409.0</text:p>
          </table:table-cell>
          <table:table-cell table:formula="of:=[.C87]/[.B87]" office:value-type="float" office:value="0.671510398536846" calcext:value-type="float">
            <text:p>0.67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/>
          <table:table-cell office:value-type="float" office:value="18018.729984" calcext:value-type="float">
            <text:p>18018.7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22.360581" calcext:value-type="float">
            <text:p>122.4</text:p>
          </table:table-cell>
          <table:table-cell office:value-type="float" office:value="28.289297" calcext:value-type="float">
            <text:p>28.3</text:p>
          </table:table-cell>
          <table:table-cell table:formula="of:=[.C89]/[.B89]" office:value-type="float" office:value="0.231196164392191" calcext:value-type="float">
            <text:p>0.23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170.490436" calcext:value-type="float">
            <text:p>1170.5</text:p>
          </table:table-cell>
          <table:table-cell office:value-type="float" office:value="268.389685" calcext:value-type="float">
            <text:p>268.4</text:p>
          </table:table-cell>
          <table:table-cell table:formula="of:=[.C90]/[.B90]" office:value-type="float" office:value="0.229296777440734" calcext:value-type="float">
            <text:p>0.22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/>
          <table:table-cell office:value-type="float" office:value="2613.890253" calcext:value-type="float">
            <text:p>2613.9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NonVectorisedNonSimdOptimalOrder.executeQuery</text:p>
          </table:table-cell>
          <table:table-cell/>
          <table:table-cell office:value-type="float" office:value="33.123705" calcext:value-type="float">
            <text:p>33.1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OptimalOrder.executeQuery</text:p>
          </table:table-cell>
          <table:table-cell/>
          <table:table-cell office:value-type="float" office:value="315.224883" calcext:value-type="float">
            <text:p>315.2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OptimalOrder.executeQuery</text:p>
          </table:table-cell>
          <table:table-cell/>
          <table:table-cell office:value-type="float" office:value="3104.623821" calcext:value-type="float">
            <text:p>3104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23.199407" calcext:value-type="float">
            <text:p>123.2</text:p>
          </table:table-cell>
          <table:table-cell office:value-type="float" office:value="33.817432" calcext:value-type="float">
            <text:p>33.8</text:p>
          </table:table-cell>
          <table:table-cell table:formula="of:=[.C95]/[.B95]" office:value-type="float" office:value="0.274493464079742" calcext:value-type="float">
            <text:p>0.27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172.19146" calcext:value-type="float">
            <text:p>1172.2</text:p>
          </table:table-cell>
          <table:table-cell office:value-type="float" office:value="317.882368" calcext:value-type="float">
            <text:p>317.9</text:p>
          </table:table-cell>
          <table:table-cell table:formula="of:=[.C96]/[.B96]" office:value-type="float" office:value="0.271186387930177" calcext:value-type="float">
            <text:p>0.27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/>
          <table:table-cell office:value-type="float" office:value="3123.288474" calcext:value-type="float">
            <text:p>3123.3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OptimalOrder.executeQuery</text:p>
          </table:table-cell>
          <table:table-cell/>
          <table:table-cell office:value-type="float" office:value="43.213417" calcext:value-type="float">
            <text:p>43.2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OptimalOrder.executeQuery</text:p>
          </table:table-cell>
          <table:table-cell/>
          <table:table-cell office:value-type="float" office:value="420.409071" calcext:value-type="float">
            <text:p>420.4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OptimalOrder.executeQuery</text:p>
          </table:table-cell>
          <table:table-cell/>
          <table:table-cell office:value-type="float" office:value="4152.64058" calcext:value-type="float">
            <text:p>4152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22.965278" calcext:value-type="float">
            <text:p>123.0</text:p>
          </table:table-cell>
          <table:table-cell office:value-type="float" office:value="36.154315" calcext:value-type="float">
            <text:p>36.2</text:p>
          </table:table-cell>
          <table:table-cell table:formula="of:=[.C101]/[.B101]" office:value-type="float" office:value="0.294020520166677" calcext:value-type="float">
            <text:p>0.29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168.88262" calcext:value-type="float">
            <text:p>1168.9</text:p>
          </table:table-cell>
          <table:table-cell office:value-type="float" office:value="350.170147" calcext:value-type="float">
            <text:p>350.2</text:p>
          </table:table-cell>
          <table:table-cell table:formula="of:=[.C102]/[.B102]" office:value-type="float" office:value="0.299576827483328" calcext:value-type="float">
            <text:p>0.30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table:style-name="Default"/>
          <table:table-cell office:value-type="float" office:value="3543.90726" calcext:value-type="float">
            <text:p>3543.9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3:31:36.279128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3:39:36.963384224</dc:date>
    <meta:editing-duration>PT20M15S</meta:editing-duration>
    <meta:editing-cycles>9</meta:editing-cycles>
    <meta:generator>LibreOffice/7.6.0.3$Linux_X86_64 LibreOffice_project/60$Build-3</meta:generator>
    <meta:document-statistic meta:table-count="1" meta:cell-count="579" meta:object-count="0"/>
  </office:meta>
</office:document-meta>
</file>